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2" style:family="table-column">
      <style:table-column-properties fo:break-before="auto" style:column-width="14.98mm"/>
    </style:style>
    <style:style style:name="co23" style:family="table-column">
      <style:table-column-properties fo:break-before="auto" style:column-width="41.59mm"/>
    </style:style>
    <style:style style:name="co24" style:family="table-column">
      <style:table-column-properties fo:break-before="auto" style:column-width="15.1mm"/>
    </style:style>
    <style:style style:name="co25" style:family="table-column">
      <style:table-column-properties fo:break-before="auto" style:column-width="13.6mm"/>
    </style:style>
    <style:style style:name="co2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8.72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33.5mm"/>
    </style:style>
    <style:style style:name="co13" style:family="table-column">
      <style:table-column-properties fo:break-before="auto" style:column-width="36.76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11.69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3.07mm"/>
    </style:style>
    <style:style style:name="co26" style:family="table-column">
      <style:table-column-properties fo:break-before="auto" style:column-width="11.13mm"/>
    </style:style>
    <style:style style:name="co27" style:family="table-column">
      <style:table-column-properties fo:break-before="auto" style:column-width="14.36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2.3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2" style:family="table-cell" style:parent-style-name="Default">
      <style:text-properties style:text-underline-style="none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54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7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8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1" style:family="table-cell" style:parent-style-name="Default">
      <style:text-properties style:text-underline-style="none"/>
    </style:style>
    <style:style style:name="ce6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6" table:default-cell-style-name="ce17"/>
        <table:table-column table:style-name="co7" table:default-cell-style-name="ce27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47"/>
        <table:table-column table:style-name="co14" table:default-cell-style-name="ce21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4" table:default-cell-style-name="ce9"/>
        <table:table-column table:style-name="co29" table:default-cell-style-name="ce9"/>
        <table:table-column table:style-name="co21" table:number-columns-repeated="995" table:default-cell-style-name="ce4"/>
        <table:table-column table:style-name="co21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ric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Souther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jay Mezz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nana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rramundi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4U+U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prout Garden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tenderloin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eeky Blonde</text:p>
          </table:table-cell>
          <table:table-cell table:number-columns-repeated="3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eetro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arley</text:p>
          </table:table-cell>
          <table:table-cell table:style-name="ce21"/>
          <table:table-cell table:style-name="ce21" office:value-type="string" calcext:value-type="string">
            <text:p>bran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1" office:value-type="string" calcext:value-type="string">
            <text:p>seed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1" office:value-type="string" calcext:value-type="string">
            <text:p>rye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4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elba</text:p>
          </table:table-cell>
          <table:table-cell table:style-name="ce32"/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ad bean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bohydrate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uliflow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cauliflower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30"/>
          <table:table-cell table:style-name="ce21" office:value-type="string" calcext:value-type="string">
            <text:p>bocconcini</text:p>
          </table:table-cell>
          <table:table-cell table:style-name="ce21"/>
          <table:table-cell table:style-name="Default" office:value-type="string" calcext:value-type="string">
            <text:p>cheese</text:p>
          </table:table-cell>
          <table:table-cell table:style-name="ce21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1" office:value-type="string" calcext:value-type="string">
            <text:p>soy-bean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0"/>
          <table:table-cell table:number-columns-repeated="2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mince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3">
          <table:table-cell table:style-name="ce21"/>
          <table:table-cell table:style-name="ce26"/>
          <table:table-cell table:style-name="ce21" office:value-type="string" calcext:value-type="string">
            <text:p>tinned</text:p>
          </table:table-cell>
          <table:table-cell table:style-name="ce21"/>
          <table:table-cell table:style-name="ce21" office:value-type="string" calcext:value-type="string">
            <text:p>chickpeas</text:p>
          </table:table-cell>
          <table:table-cell table:style-name="ce21"/>
          <table:table-cell table:style-name="ce26" office:value-type="string" calcext:value-type="string">
            <text:p>drained and rinsed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hil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7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olfin</text:p>
          </table:table-cell>
          <table:table-cell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8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6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rugina</text:p>
          </table:table-cell>
          <table:table-cell table:style-name="ce26"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lack Gold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/>
          <table:table-cell table:style-name="ce21" office:value-type="string" calcext:value-type="string">
            <text:p>reduced fat</text:p>
          </table:table-cell>
          <table:table-cell table:style-name="ce21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od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ttage chees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cracker</text:p>
          </table:table-cell>
          <table:table-cell table:style-name="ce21"/>
          <table:table-cell table:style-name="ce19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Waferthins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Gold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rumpet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ebanese</text:p>
          </table:table-cell>
          <table:table-cell table:style-name="ce21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curran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6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shelled</text:p>
          </table:table-cell>
          <table:table-cell table:style-name="ce21" office:value-type="string" calcext:value-type="string">
            <text:p>edamam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 office:value-type="string" calcext:value-type="string">
            <text:p>unshelled</text:p>
          </table:table-cell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at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fennel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ig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goji berri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7">
          <table:table-cell table:style-name="ce21"/>
          <table:table-cell table:style-name="ce26"/>
          <table:table-cell table:style-name="ce21" office:value-type="string" calcext:value-type="string">
            <text:p>seedless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grap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Birds Eye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addock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2"/>
          <table:table-cell table:style-name="Default" table:number-columns-repeated="2"/>
          <table:table-cell table:style-name="ce21" office:value-type="string" calcext:value-type="string">
            <text:p>hazelnuts</text:p>
          </table:table-cell>
          <table:table-cell table:style-name="ce21"/>
          <table:table-cell table:style-name="ce5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oney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lpe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rri</text:p>
          </table:table-cell>
          <table:table-cell table:style-name="ce26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juic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e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lentils</text:p>
          </table:table-cell>
          <table:table-cell table:style-name="ce21"/>
          <table:table-cell table:style-name="ce26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utter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Cos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iceberg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ing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1" table:number-columns-repeated="2"/>
          <table:table-cell table:style-name="ce21" office:value-type="string" calcext:value-type="string">
            <text:p>linseed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Pacif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ngelo Parodi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King Oscar</text:p>
          </table:table-cell>
          <table:table-cell table:style-name="ce26"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mediterranean styl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style-name="ce55"/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 and herbs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dar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g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1" office:value-type="string" calcext:value-type="string">
            <text:p>ski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orc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orwong</text:p>
          </table:table-cell>
          <table:table-cell table:style-name="ce21"/>
          <table:table-cell table:style-name="ce19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1" office:value-type="string" calcext:value-type="string">
            <text:p>lamb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1" office:value-type="string" calcext:value-type="string">
            <text:p>pork &amp; beef 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 office:value-type="string" calcext:value-type="string">
            <text:p>70% pork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1" office:value-type="string" calcext:value-type="string">
            <text:p>pork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1" office:value-type="string" calcext:value-type="string">
            <text:p>mixed sprouts</text:p>
          </table:table-cell>
          <table:table-cell table:style-name="ce21"/>
          <table:table-cell table:style-name="ce21" office:value-type="string" calcext:value-type="string">
            <text:p>chickpea, mung, lentil, peas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mung bean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muscatel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ühne</text:p>
          </table:table-cell>
          <table:table-cell table:style-name="ce26"/>
          <table:table-cell table:style-name="ce21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 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nectarin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1" office:value-type="string" calcext:value-type="string">
            <text:p>nut butter</text:p>
          </table:table-cell>
          <table:table-cell table:style-name="ce21"/>
          <table:table-cell table:style-name="ce21" office:value-type="string" calcext:value-type="string">
            <text:p>peanut, brazil nut, cashew</text:p>
          </table:table-cell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/>
          <table:table-cell table:style-name="ce21" office:value-type="string" calcext:value-type="string">
            <text:p>extra virgin</text:p>
          </table:table-cell>
          <table:table-cell table:style-name="ce21" office:value-type="string" calcext:value-type="string">
            <text:p>oliv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ree Three’s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/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Kalamata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navel</text:p>
          </table:table-cell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apay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rsim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peach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ix &amp; Fogg</text:p>
          </table:table-cell>
          <table:table-cell table:style-name="ce26"/>
          <table:table-cell table:style-name="ce21" office:value-type="string" calcext:value-type="string">
            <text:p>cocoa</text:p>
          </table:table-cell>
          <table:table-cell table:style-name="ce21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alax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rl barley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ummy Fruit &amp; Nut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The Protein Bread Co</text:p>
          </table:table-cell>
          <table:table-cell table:style-name="ce26"/>
          <table:table-cell table:style-name="ce21" office:value-type="string" calcext:value-type="string">
            <text:p>flourless</text:p>
          </table:table-cell>
          <table:table-cell table:style-name="ce21"/>
          <table:table-cell table:style-name="ce21" office:value-type="string" calcext:value-type="string">
            <text:p>pizza base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ine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l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Carisma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protein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’s Way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IGA Signatu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lletj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Van Der Meul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umpk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raisin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DeliGrains</text:p>
          </table:table-cell>
          <table:table-cell table:style-name="ce32"/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2"/>
          <table:table-cell table:style-name="ce21" office:value-type="string" calcext:value-type="string">
            <text:p><text:s/>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e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mel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93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70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 table:number-columns-repeated="2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raku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auerkrau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eo’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esam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soy 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soy milk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1" table:number-columns-repeated="2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kkoman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1"/>
          <table:table-cell table:style-name="ce26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pinac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scallop</text:p>
          </table:table-cell>
          <table:table-cell table:style-name="ce21" office:value-type="string" calcext:value-type="string">
            <text:p>squas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gar</text:p>
          </table:table-cell>
          <table:table-cell table:style-name="ce21"/>
          <table:table-cell table:style-name="ce19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nflower seeds</text:p>
          </table:table-cell>
          <table:table-cell table:style-name="ce21"/>
          <table:table-cell table:style-name="ce30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weet potat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rwari</text:p>
          </table:table-cell>
          <table:table-cell table:style-name="ce26"/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unhulled</text:p>
          </table:table-cell>
          <table:table-cell table:style-name="ce21" office:value-type="string" calcext:value-type="string">
            <text:p>tahin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yc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per Soy</text:p>
          </table:table-cell>
          <table:table-cell table:style-name="ce26"/>
          <table:table-cell table:style-name="ce21" office:value-type="string" calcext:value-type="string">
            <text:p>firm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1" office:value-type="string" calcext:value-type="string">
            <text:p>seasoned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 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light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zatzik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1"/>
          <table:table-cell table:style-name="ce19"/>
          <table:table-cell table:style-name="ce21" office:value-type="string" calcext:value-type="string">
            <text:p>dips and spreads</text:p>
          </table:table-cell>
          <table:table-cell table:style-name="ce48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1"/>
          <table:table-cell table:style-name="ce26"/>
          <table:table-cell table:style-name="ce21" office:value-type="string" calcext:value-type="string">
            <text:p>biscuits and chips</text:p>
          </table:table-cell>
          <table:table-cell table:style-name="ce48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1"/>
          <table:table-cell table:style-name="ce26"/>
          <table:table-cell table:style-name="ce21" office:value-type="string" calcext:value-type="string">
            <text:p>nuts and seeds</text:p>
          </table:table-cell>
          <table:table-cell table:style-name="ce48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8">
          <table:table-cell table:style-name="ce21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8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5" office:value-type="string" calcext:value-type="string">
            <text:p>4% fat</text:p>
          </table:table-cell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zucchin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8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22" table:default-cell-style-name="Default"/>
        <table:table-column table:style-name="co23" table:default-cell-style-name="ce45"/>
        <table:table-column table:style-name="co24" table:default-cell-style-name="ce20"/>
        <table:table-column table:style-name="co25" table:default-cell-style-name="ce54"/>
        <table:table-column table:style-name="co21" table:number-columns-repeated="1020" table:default-cell-style-name="Default"/>
        <table:table-row table:style-name="ro2">
          <table:table-cell table:style-name="ce52" office:value-type="string" calcext:value-type="string">
            <text:p>id</text:p>
          </table:table-cell>
          <table:table-cell table:style-name="ce53" office:value-type="string" calcext:value-type="string">
            <text:p>foo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6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6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oods.A2:Foods.S28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4:30:01.357819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7-10T14:31:35.924409311</dc:date>
    <meta:editing-duration>P1DT13H22M40S</meta:editing-duration>
    <meta:editing-cycles>325</meta:editing-cycles>
    <meta:generator>LibreOffice/5.3.4.2$Linux_X86_64 LibreOffice_project/30m0$Build-2</meta:generator>
    <meta:document-statistic meta:table-count="2" meta:cell-count="4361" meta:object-count="0"/>
  </office:meta>
</office:document-meta>
</file>